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style:rel-width="100%" table:align="left"/>
    </style:style>
    <style:style style:name="Tableau1.A" style:family="table-column">
      <style:table-column-properties style:column-width="8.5cm" style:rel-column-width="32767*"/>
    </style:style>
    <style:style style:name="Tableau2" style:family="table">
      <style:table-properties style:width="6.648cm" table:align="left"/>
    </style:style>
    <style:style style:name="Tableau2.A" style:family="table-column">
      <style:table-column-properties style:column-width="6.648cm"/>
    </style:style>
    <style:style style:name="Tableau2.A1" style:family="table-cell">
      <style:table-cell-properties fo:padding="0.049cm" fo:border="none"/>
    </style:style>
    <style:style style:name="Tableau3" style:family="table">
      <style:table-properties style:width="8.498cm" table:align="left"/>
    </style:style>
    <style:style style:name="Tableau3.A" style:family="table-column">
      <style:table-column-properties style:column-width="8.498cm"/>
    </style:style>
    <style:style style:name="Tableau3.A1" style:family="table-cell">
      <style:table-cell-properties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fo:color="#cc33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 table:number-columns-repeated="2"/>
        <table:table-row>
          <table:table-cell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h text:style-name="Heading_20_3" text:outline-level="3">Formations proposées</text:h>
                  <text:p text:style-name="P2">- Retouche de photos</text:p>
                  <text:p text:style-name="P2">- Montage de vos vidéos</text:p>
                  <text:p text:style-name="P2">- Montage et architecture de votre PC</text:p>
                  <text:p text:style-name="P2">- Adopter Linux </text:p>
                </table:table-cell>
              </table:table-row>
            </table:table>
            <text:p text:style-name="Table_20_Contents">  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h text:style-name="Heading_20_3" text:outline-level="3">Tarifs</text:h>
                  <text:p text:style-name="P2"> Formation à domicile, le formateur se déplace chez vous (compris dans le prix) : <text:span text:style-name="Strong_20_Emphasis">80€</text:span></text:p>
                  <text:p text:style-name="P2">Déduisez 50% de ce montant des impots en utilisant un <text:span text:style-name="Strong_20_Emphasis">Chèque-emploi-service.</text:span><text:line-break/><text:span text:style-name="Strong_20_Emphasis">L'intervention vous reviendra à </text:span><text:span text:style-name="Strong_20_Emphasis"><text:span text:style-name="T1">40€</text:span></text:span>. </text:p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4:12:43.863941611</meta:creation-date>
    <dc:date>2017-06-27T14:13:09.456642725</dc:date>
    <meta:editing-duration>PT26S</meta:editing-duration>
    <meta:editing-cycles>1</meta:editing-cycles>
    <meta:document-statistic meta:table-count="3" meta:image-count="0" meta:object-count="0" meta:page-count="1" meta:paragraph-count="9" meta:word-count="53" meta:character-count="323" meta:non-whitespace-character-count="273"/>
    <meta:generator>LibreOffice/5.1.6.2$Linux_X86_64 LibreOffice_project/10m0$Build-2</meta:generator>
  </office:meta>
</office:document-meta>
</file>